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0.298cm"/>
    </style:style>
    <style:style style:name="co7" style:family="table-column">
      <style:table-column-properties fo:break-before="auto" style:column-width="2.2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0"/>
    <style:style style:name="ce4" style:family="table-cell" style:parent-style-name="Default" style:data-style-name="N111"/>
  </office:automatic-styles>
  <office:body>
    <office:spreadsheet>
      <table:table table:name="Referenc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1" table:number-rows-spanned="2">
            <text:p>Species</text:p>
          </table:table-cell>
          <table:table-cell table:style-name="ce1" office:value-type="string" table:number-columns-spanned="1" table:number-rows-spanned="2">
            <text:p>Rel. Molar Mass</text:p>
          </table:table-cell>
          <table:table-cell table:style-name="ce1" office:value-type="string" table:number-columns-spanned="1" table:number-rows-spanned="2">
            <text:p>Temperature</text:p>
          </table:table-cell>
          <table:table-cell table:style-name="ce1" office:value-type="string" table:number-columns-spanned="7" table:number-rows-spanned="1">
            <text:p>Coefficients</text:p>
          </table:table-cell>
          <table:covered-table-cell table:number-columns-repeated="6"/>
          <table:table-cell table:style-name="ce1" office:value-type="string" table:number-columns-spanned="2" table:number-rows-spanned="1">
            <text:p>Integration Constants</text:p>
          </table:table-cell>
          <table:covered-table-cell/>
          <table:table-cell/>
          <table:table-cell table:style-name="ce1" office:value-type="string" table:number-columns-spanned="3" table:number-rows-spanned="1">
            <text:p>Standard-state Heat Capacity</text:p>
          </table:table-cell>
          <table:covered-table-cell table:number-columns-repeated="2"/>
          <table:table-cell table:style-name="ce1" office:value-type="string" table:number-columns-spanned="3" table:number-rows-spanned="1">
            <text:p>Standard-state Enthalpy</text:p>
          </table:table-cell>
          <table:covered-table-cell table:number-columns-repeated="2"/>
          <table:table-cell table:style-name="ce1" office:value-type="string" table:number-columns-spanned="3" table:number-rows-spanned="1">
            <text:p>Standard-state Entropy</text:p>
          </table:table-cell>
          <table:covered-table-cell table:number-columns-repeated="2"/>
        </table:table-row>
        <table:table-row table:style-name="ro2">
          <table:covered-table-cell table:number-columns-repeated="3"/>
          <table:table-cell office:value-type="string">
            <text:p>a_1</text:p>
          </table:table-cell>
          <table:table-cell office:value-type="string">
            <text:p>a_2</text:p>
          </table:table-cell>
          <table:table-cell office:value-type="string">
            <text:p>a_3</text:p>
          </table:table-cell>
          <table:table-cell office:value-type="string">
            <text:p>a_4</text:p>
          </table:table-cell>
          <table:table-cell office:value-type="string">
            <text:p>a_5</text:p>
          </table:table-cell>
          <table:table-cell office:value-type="string">
            <text:p>a_6</text:p>
          </table:table-cell>
          <table:table-cell office:value-type="string">
            <text:p>a_7</text:p>
          </table:table-cell>
          <table:table-cell office:value-type="string">
            <text:p>b_1</text:p>
          </table:table-cell>
          <table:table-cell office:value-type="string">
            <text:p>b_2</text:p>
          </table:table-cell>
          <table:table-cell/>
          <table:table-cell office:value-type="string">
            <text:p>Cp/R</text:p>
          </table:table-cell>
          <table:table-cell office:value-type="string">
            <text:p>Cp, J/mol-K</text:p>
          </table:table-cell>
          <table:table-cell office:value-type="string">
            <text:p>cp, J/kg-K</text:p>
          </table:table-cell>
          <table:table-cell office:value-type="string">
            <text:p>H/RT</text:p>
          </table:table-cell>
          <table:table-cell office:value-type="string">
            <text:p>H, J/mol</text:p>
          </table:table-cell>
          <table:table-cell office:value-type="string">
            <text:p>h, J/kg</text:p>
          </table:table-cell>
          <table:table-cell office:value-type="string">
            <text:p>S/R</text:p>
          </table:table-cell>
          <table:table-cell office:value-type="string">
            <text:p>S, J/mol-K</text:p>
          </table:table-cell>
          <table:table-cell office:value-type="string">
            <text:p>s, J/kg-K</text:p>
          </table:table-cell>
        </table:table-row>
        <table:table-row table:style-name="ro1">
          <table:table-cell table:style-name="ce1" office:value-type="string" table:number-columns-spanned="1" table:number-rows-spanned="3">
            <text:p>C3H8</text:p>
          </table:table-cell>
          <table:table-cell table:style-name="ce1" office:value-type="float" office:value="44.09562" table:number-columns-spanned="1" table:number-rows-spanned="3">
            <text:p>44.09562</text:p>
          </table:table-cell>
          <table:table-cell office:value-type="float" office:value="298.15">
            <text:p>298.15</text:p>
          </table:table-cell>
          <table:table-cell table:style-name="ce2" office:value-type="float" office:value="-243314.4337">
            <text:p>-2.433144337E+05</text:p>
          </table:table-cell>
          <table:table-cell table:style-name="ce2" office:value-type="float" office:value="4656.27081">
            <text:p>4.656270810E+03</text:p>
          </table:table-cell>
          <table:table-cell table:style-name="ce2" office:value-type="float" office:value="-29.39466091">
            <text:p>-2.939466091E+01</text:p>
          </table:table-cell>
          <table:table-cell table:style-name="ce2" office:value-type="float" office:value="0.1188952745">
            <text:p>1.188952745E-01</text:p>
          </table:table-cell>
          <table:table-cell table:style-name="ce2" office:value-type="float" office:value="-0.0001376308269">
            <text:p>-1.376308269E-04</text:p>
          </table:table-cell>
          <table:table-cell table:style-name="ce2" office:value-type="float" office:value="0.0000000881482391">
            <text:p>8.814823910E-08</text:p>
          </table:table-cell>
          <table:table-cell table:style-name="ce2" office:value-type="float" office:value="-0.00000000002342987994">
            <text:p>-2.342987994E-11</text:p>
          </table:table-cell>
          <table:table-cell table:style-name="ce3" office:value-type="float" office:value="-35403.3527">
            <text:p>-3.540335270E+04</text:p>
          </table:table-cell>
          <table:table-cell table:style-name="ce3" office:value-type="float" office:value="184.1749277">
            <text:p>1.841749277E+02</text:p>
          </table:table-cell>
          <table:table-cell/>
          <table:table-cell table:style-name="ce4" table:formula="of:=[.D3]*[.C3]^(-2) + [.E3]*[.C3]^(-1) + [.F3] + [.G3]*[.C3] + [.H3]*[.C3]^2 + [.I3]*[.C3]^3 + [.J3]*[.C3]^4" office:value-type="float" office:value="8.85065049162878">
            <text:p>8.851</text:p>
          </table:table-cell>
          <table:table-cell table:style-name="ce4" table:formula="of:=[.N3]*[Calculations.$M$1]" office:value-type="float" office:value="73.5888220191524">
            <text:p>73.589</text:p>
          </table:table-cell>
          <table:table-cell table:style-name="ce4" table:formula="of:=[.O3]/([.$B$3]*0.001)" office:value-type="float" office:value="1668.84652079169">
            <text:p>1668.847</text:p>
          </table:table-cell>
          <table:table-cell table:style-name="ce4" table:formula="of:=-[.D3]*[.C3]^(-2) + [.E3]*LN([.C3])*[.C3]^(-1) + [.F3] + ([.G3]*[.C3])/2 + ([.H3]*[.C3]^2)/3 + ([.I3]*[.C3]^3)/4 + ([.J3]*[.C3]^4)/5 +[.K3]*[.C3]^(-1)" office:value-type="float" office:value="-42.2271955457518">
            <text:p>-42.227</text:p>
          </table:table-cell>
          <table:table-cell table:style-name="ce4" table:formula="of:=[.Q3]*[.C3]*[Calculations.$M$1]" office:value-type="float" office:value="-104679.999777804">
            <text:p>-104680.000</text:p>
          </table:table-cell>
          <table:table-cell table:style-name="ce4" table:formula="of:=[.R3]/([.B$3]*0.001)" office:value-type="float" office:value="-2373931.91835842">
            <text:p>-2373931.918</text:p>
          </table:table-cell>
          <table:table-cell table:style-name="ce4" table:formula="of:=-1*[.D3]*[.C3]^(-2) / 2 - [.E3]*[.C3]^(-1) + [.F3] * LN([.C3]) + [.G3] * [.C3] +[.H3] * [.C3]^(2) / 2 + [.I3] * [.C3]^(3) / 3 + [.J3] * [.C3]^(4) / 4 + [.L3]" office:value-type="float" office:value="32.5112196055537">
            <text:p>32.511</text:p>
          </table:table-cell>
          <table:table-cell table:style-name="ce4" table:formula="of:=[.T3]*[Calculations.$M$1]" office:value-type="float" office:value="270.314860522572">
            <text:p>270.315</text:p>
          </table:table-cell>
          <table:table-cell table:style-name="ce4" table:formula="of:=[.U3]/([.$B$3] * 0.001)" office:value-type="float" office:value="6130.19752353118">
            <text:p>6130.198</text:p>
          </table:table-cell>
        </table:table-row>
        <table:table-row table:style-name="ro1">
          <table:covered-table-cell table:number-columns-repeated="2"/>
          <table:table-cell office:value-type="float" office:value="350">
            <text:p>350</text:p>
          </table:table-cell>
          <table:table-cell table:style-name="ce3" table:formula="of:=[.D3]" office:value-type="float" office:value="-243314.4337">
            <text:p>-2.433144337E+05</text:p>
          </table:table-cell>
          <table:table-cell table:style-name="ce3" table:formula="of:=[.E3]" office:value-type="float" office:value="4656.27081">
            <text:p>4.656270810E+03</text:p>
          </table:table-cell>
          <table:table-cell table:style-name="ce3" table:formula="of:=[.F3]" office:value-type="float" office:value="-29.39466091">
            <text:p>-2.939466091E+01</text:p>
          </table:table-cell>
          <table:table-cell table:style-name="ce3" table:formula="of:=[.G3]" office:value-type="float" office:value="0.1188952745">
            <text:p>1.188952745E-01</text:p>
          </table:table-cell>
          <table:table-cell table:style-name="ce3" table:formula="of:=[.H3]" office:value-type="float" office:value="-0.0001376308269">
            <text:p>-1.376308269E-04</text:p>
          </table:table-cell>
          <table:table-cell table:style-name="ce3" table:formula="of:=[.I3]" office:value-type="float" office:value="0.0000000881482391">
            <text:p>8.814823910E-08</text:p>
          </table:table-cell>
          <table:table-cell table:style-name="ce3" table:formula="of:=[.J3]" office:value-type="float" office:value="-0.00000000002342987994">
            <text:p>-2.342987994E-11</text:p>
          </table:table-cell>
          <table:table-cell table:style-name="ce3" table:formula="of:=[.K3]" office:value-type="float" office:value="-35403.3527">
            <text:p>-3.540335270E+04</text:p>
          </table:table-cell>
          <table:table-cell table:style-name="ce3" table:formula="of:=[.L3]" office:value-type="float" office:value="184.1749277">
            <text:p>1.841749277E+02</text:p>
          </table:table-cell>
          <table:table-cell/>
          <table:table-cell table:style-name="ce4" table:formula="of:=[.D4]*[.C4]^(-2) + [.E4]*[.C4]^(-1) + [.F4] + [.G4]*[.C4] + [.H4]*[.C4]^2 + [.I4]*[.C4]^3 + [.J4]*[.C4]^4" office:value-type="float" office:value="10.1040605959251">
            <text:p>10.104</text:p>
          </table:table-cell>
          <table:table-cell table:style-name="ce4" table:formula="of:=[.N4]*[Calculations.$M$1]" office:value-type="float" office:value="84.0103128654254">
            <text:p>84.010</text:p>
          </table:table-cell>
          <table:table-cell table:style-name="ce4" table:formula="of:=[.O4]/([.$B$3]*0.001)" office:value-type="float" office:value="1905.18497903931">
            <text:p>1905.185</text:p>
          </table:table-cell>
          <table:table-cell table:style-name="ce4" table:formula="of:=-[.D4]*[.C4]^(-2) + [.E4]*LN([.C4])*[.C4]^(-1) + [.F4] + ([.G4]*[.C4])/2 + ([.H4]*[.C4]^2)/3 + ([.I4]*[.C4]^3)/4 + ([.J4]*[.C4]^4)/5 +[.K4]*[.C4]^(-1)" office:value-type="float" office:value="-34.5678088637432">
            <text:p>-34.568</text:p>
          </table:table-cell>
          <table:table-cell table:style-name="ce4" table:formula="of:=[.Q4]*[.C4]*[Calculations.$M$1]" office:value-type="float" office:value="-100595.037366489">
            <text:p>-100595.037</text:p>
          </table:table-cell>
          <table:table-cell table:style-name="ce4" table:formula="of:=[.R4]/([.B$3]*0.001)" office:value-type="float" office:value="-2281293.18436816">
            <text:p>-2281293.184</text:p>
          </table:table-cell>
          <table:table-cell table:style-name="ce4" table:formula="of:=-1*[.D4]*[.C4]^(-2) / 2 - [.E4]*[.C4]^(-1) + [.F4] * LN([.C4]) + [.G4] * [.C4] +[.H4] * [.C4]^(2) / 2 + [.I4] * [.C4]^(3) / 3 + [.J4] * [.C4]^(4) / 4 + [.L4]" office:value-type="float" office:value="34.0278027612322">
            <text:p>34.028</text:p>
          </table:table-cell>
          <table:table-cell table:style-name="ce4" table:formula="of:=[.T4]*[Calculations.$M$1]" office:value-type="float" office:value="282.924506336293">
            <text:p>282.925</text:p>
          </table:table-cell>
          <table:table-cell table:style-name="ce4" table:formula="of:=[.U4]/([.$B$3] * 0.001)" office:value-type="float" office:value="6416.15893678994">
            <text:p>6416.159</text:p>
          </table:table-cell>
        </table:table-row>
        <table:table-row table:style-name="ro1">
          <table:covered-table-cell table:number-columns-repeated="2"/>
          <table:table-cell office:value-type="float" office:value="1100">
            <text:p>1100</text:p>
          </table:table-cell>
          <table:table-cell table:style-name="ce2" office:value-type="float" office:value="6420731.68">
            <text:p>6.420731680E+06</text:p>
          </table:table-cell>
          <table:table-cell table:style-name="ce2" office:value-type="float" office:value="-26597.91134">
            <text:p>-2.659791134E+04</text:p>
          </table:table-cell>
          <table:table-cell table:style-name="ce2" office:value-type="float" office:value="45.3435684">
            <text:p>4.534356840E+01</text:p>
          </table:table-cell>
          <table:table-cell table:style-name="ce2" office:value-type="float" office:value="-0.00502066392">
            <text:p>-5.020663920E-03</text:p>
          </table:table-cell>
          <table:table-cell table:style-name="ce2" office:value-type="float" office:value="0.000000947121694">
            <text:p>9.471216940E-07</text:p>
          </table:table-cell>
          <table:table-cell table:style-name="ce2" office:value-type="float" office:value="-0.0000000000957540523">
            <text:p>-9.575405230E-11</text:p>
          </table:table-cell>
          <table:table-cell table:style-name="ce2" office:value-type="float" office:value="4.00967288E-015">
            <text:p>4.009672880E-15</text:p>
          </table:table-cell>
          <table:table-cell table:style-name="ce3" office:value-type="float" office:value="145558.2459">
            <text:p>1.455582459E+05</text:p>
          </table:table-cell>
          <table:table-cell table:style-name="ce3" office:value-type="float" office:value="-281.8374734">
            <text:p>-2.818374734E+02</text:p>
          </table:table-cell>
          <table:table-cell/>
          <table:table-cell table:style-name="ce4" table:formula="of:=[.D5]*[.C5]^(-2) + [.E5]*[.C5]^(-1) + [.F5] + [.G5]*[.C5] + [.H5]*[.C5]^2 + [.I5]*[.C5]^3 + [.J5]*[.C5]^4" office:value-type="float" office:value="21.9717476743741">
            <text:p>21.972</text:p>
          </table:table-cell>
          <table:table-cell table:style-name="ce4" table:formula="of:=[.N5]*[Calculations.$M$1]" office:value-type="float" office:value="182.68431575606">
            <text:p>182.684</text:p>
          </table:table-cell>
          <table:table-cell table:style-name="ce4" table:formula="of:=[.O5]/([.$B$3]*0.001)" office:value-type="float" office:value="4142.9129640554">
            <text:p>4142.913</text:p>
          </table:table-cell>
          <table:table-cell table:style-name="ce4" table:formula="of:=-[.D5]*[.C5]^(-2) + [.E5]*LN([.C5])*[.C5]^(-1) + [.F5] + ([.G5]*[.C5])/2 + ([.H5]*[.C5]^2)/3 + ([.I5]*[.C5]^3)/4 + ([.J5]*[.C5]^4)/5 +[.K5]*[.C5]^(-1)" office:value-type="float" office:value="0.61925087176985">
            <text:p>0.619</text:p>
          </table:table-cell>
          <table:table-cell table:style-name="ce4" table:formula="of:=[.Q5]*[.C5]*[Calculations.$M$1]" office:value-type="float" office:value="5663.64432242305">
            <text:p>5663.644</text:p>
          </table:table-cell>
          <table:table-cell table:style-name="ce4" table:formula="of:=[.R5]/([.B$3]*0.001)" office:value-type="float" office:value="128440.065530841">
            <text:p>128440.066</text:p>
          </table:table-cell>
          <table:table-cell table:style-name="ce4" table:formula="of:=-1*[.D5]*[.C5]^(-2) / 2 - [.E5]*[.C5]^(-1) + [.F5] * LN([.C5]) + [.G5] * [.C5] +[.H5] * [.C5]^(2) / 2 + [.I5] * [.C5]^(3) / 3 + [.J5] * [.C5]^(4) / 4 + [.L5]" office:value-type="float" office:value="52.2424918032525">
            <text:p>52.242</text:p>
          </table:table-cell>
          <table:table-cell table:style-name="ce4" table:formula="of:=[.T5]*[Calculations.$M$1]" office:value-type="float" office:value="434.370720523061">
            <text:p>434.371</text:p>
          </table:table-cell>
          <table:table-cell table:style-name="ce4" table:formula="of:=[.U5]/([.$B$3] * 0.001)" office:value-type="float" office:value="9850.6545666681">
            <text:p>9850.655</text:p>
          </table:table-cell>
        </table:table-row>
        <table:table-row table:style-name="ro1" table:number-rows-repeated="104857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alculations" table:style-name="ta1">
        <table:table-column table:style-name="co1" table:number-columns-repeated="2" table:default-cell-style-name="Default"/>
        <table:table-column table:style-name="co7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1" table:number-rows-spanned="2">
            <text:p>Species</text:p>
          </table:table-cell>
          <table:table-cell table:style-name="ce1" office:value-type="string" table:number-columns-spanned="1" table:number-rows-spanned="2">
            <text:p>Temperature</text:p>
          </table:table-cell>
          <table:table-cell table:number-columns-repeated="9"/>
          <table:table-cell office:value-type="string">
            <text:p>Ru</text:p>
          </table:table-cell>
          <table:table-cell office:value-type="float" office:value="8.31451">
            <text:p>8.31451</text:p>
          </table:table-cell>
        </table:table-row>
        <table:table-row table:style-name="ro1">
          <table:covered-table-cell table:number-columns-repeated="2"/>
          <table:table-cell table:number-columns-repeated="11"/>
        </table:table-row>
        <table:table-row table:style-name="ro1">
          <table:table-cell office:value-type="string">
            <text:p>C3H8</text:p>
          </table:table-cell>
          <table:table-cell office:value-type="float" office:value="298.15">
            <text:p>298.15</text:p>
          </table:table-cell>
          <table:table-cell table:formula="of:=[Reference.D3]" office:value-type="float" office:value="-243314.4337">
            <text:p>-2.43E+005</text:p>
          </table:table-cell>
          <table:table-cell table:number-columns-repeated="10"/>
        </table:table-row>
        <table:table-row table:style-name="ro1" table:number-rows-repeated="10485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9" number:min-integer-digits="1" number:min-exponent-digits="2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12:13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4-04-06T13:17:24</meta:creation-date>
    <dc:date>2014-04-08T19:11:44</dc:date>
    <dc:creator>Alexander </dc:creator>
    <meta:editing-duration>PT1M30S</meta:editing-duration>
    <meta:editing-cycles>2</meta:editing-cycles>
    <meta:generator>LibreOffice/4.0.4.2$Linux_X86_64 LibreOffice_project/400m0$Build-2</meta:generator>
    <meta:document-statistic meta:table-count="2" meta:cell-count="92" meta:object-count="0"/>
  </office:meta>
</office:document-meta>
</file>